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75.21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7" style:family="table-cell" style:parent-style-name="Default" style:data-style-name="N126"/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20420749543" calcext:value-type="float">
            <text:p>1.352042074954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4463281942811" calcext:value-type="float">
            <text:p>0.794463281942811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529967124429" calcext:value-type="float">
            <text:p>1.39529967124429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331422484791" calcext:value-type="float">
            <text:p>0.884331422484791</text:p>
          </table:table-cell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6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6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4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6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6" calcext:value-type="float">
            <text:p>0.009153867909307</text:p>
          </table:table-cell>
          <table:table-cell table:formula="of:=[.F13]*[.I15]" office:value-type="float" office:value="0.0306527713283344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4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6" calcext:value-type="float">
            <text:p>0.002578649136133</text:p>
          </table:table-cell>
          <table:table-cell table:formula="of:=[.D13]*[.G15]" office:value-type="float" office:value="0.00515729827226671" calcext:value-type="float">
            <text:p>0.005157298272267</text:p>
          </table:table-cell>
          <table:table-cell table:formula="of:=[.E13]*[.G15]" office:value-type="float" office:value="0.00257864913613336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8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6" calcext:value-type="float">
            <text:p>-0.007663192832084</text:p>
          </table:table-cell>
          <table:table-cell table:formula="of:=-[.$L$16]*[.G16]+[.$L$15]*[.G19]" office:value-type="float" office:value="-0.00860444938215334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9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9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RNN_feedforward_2nd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4" calcext:value-type="float">
            <text:p>4.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82013790037908" calcext:value-type="float">
            <text:p>0.9820137900379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98201379003791" calcext:value-type="float">
            <text:p>0.798201379003791</text:p>
          </table:table-cell>
          <table:table-cell table:formula="of:=[.H9]*[.H5]+[.I5]*[.I9]" office:value-type="float" office:value="1.09640275800758" calcext:value-type="float">
            <text:p>1.09640275800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9589607251556" calcext:value-type="float">
            <text:p>0.689589607251556</text:p>
          </table:table-cell>
          <table:table-cell table:style-name="ce1" table:formula="of:=1/(1+EXP(-[.K10]))" office:value-type="float" office:value="0.749585484198447" calcext:value-type="float">
            <text:p>0.749585484198447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5" calcext:value-type="float">
            <text:p>0.96770453530155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7" calcext:value-type="float">
            <text:p>1.6646367461657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/(1+EXP(-[.J10]))" office:value-type="float" office:value="0.689589607251556" calcext:value-type="float">
            <text:p>0.689589607251556</text:p>
          </table:table-cell>
          <table:table-cell table:formula="of:=1/(1+EXP(-[.K10]))" office:value-type="float" office:value="0.749585484198447" calcext:value-type="float">
            <text:p>0.749585484198447</text:p>
          </table:table-cell>
          <table:table-cell table:style-name="ce1" table:formula="of:=[.C86]*[.B86]+[.C87]*[.C88]" office:value-type="float" office:value="1.01745633312164" calcext:value-type="float">
            <text:p>1.01745633312164000000</text:p>
          </table:table-cell>
          <table:table-cell table:formula="of:=TANH([.E86])" office:value-type="float" office:value="0.7688284557393" calcext:value-type="float">
            <text:p>0.7688284557393</text:p>
          </table:table-cell>
          <table:table-cell table:formula="of:=[.F86]*[.C89]" office:value-type="float" office:value="0.496597390779382" calcext:value-type="float">
            <text:p>0.496597390779382</text:p>
          </table:table-cell>
          <table:table-cell table:formula="of:=[.G86]/[.G91]" office:value-type="float" office:value="0.469404624141351" calcext:value-type="float">
            <text:p>0.469404624141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(1+EXP(-[.K24]))" office:value-type="float" office:value="0.840859449552033" calcext:value-type="float">
            <text:p>0.840859449552033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 table:formula="of:=[.B87]*[.D86]+[.D87]*[.D88]" office:value-type="float" office:value="0.923955787934675" calcext:value-type="float">
            <text:p>0.923955787934675</text:p>
          </table:table-cell>
          <table:table-cell table:formula="of:=TANH([.E87])" office:value-type="float" office:value="0.727763423120701" calcext:value-type="float">
            <text:p>0.727763423120701</text:p>
          </table:table-cell>
          <table:table-cell table:formula="of:=[.F87]*[.D89]" office:value-type="float" office:value="0.561332943178816" calcext:value-type="float">
            <text:p>0.561332943178816</text:p>
          </table:table-cell>
          <table:table-cell table:formula="of:=[.G87]/[.G91]" office:value-type="float" office:value="0.530595375858649" calcext:value-type="float">
            <text:p>0.5305953758586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9969043404605" calcext:value-type="float">
            <text:p>0.799969043404605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0579303339582" calcext:value-type="float">
            <text:p>1.0579303339582</text:p>
          </table:table-cell>
          <table:table-cell table:number-columns-repeated="6"/>
        </table:table-row>
      </table:table>
      <table:table table:name="RNN_feedforward_2nd_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1.34694046241414" calcext:value-type="float">
            <text:p>1.3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793628981104839" calcext:value-type="float">
            <text:p>0.7936289811048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79362898110484" calcext:value-type="float">
            <text:p>0.779362898110484</text:p>
          </table:table-cell>
          <table:table-cell table:formula="of:=[.H9]*[.H5]+[.I5]*[.I9]" office:value-type="float" office:value="1.05872579622097" calcext:value-type="float">
            <text:p>1.05872579622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5542787653769" calcext:value-type="float">
            <text:p>0.685542787653769</text:p>
          </table:table-cell>
          <table:table-cell table:style-name="ce1" table:formula="of:=1/(1+EXP(-[.K10]))" office:value-type="float" office:value="0.742446968014836" calcext:value-type="float">
            <text:p>0.742446968014836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1.09388092482827" calcext:value-type="float">
            <text:p>1.0939</text:p>
          </table:table-cell>
          <table:table-cell table:formula="of:=[.C21]*[.C19]+[.D21]*[.D19]+[.E21]*[.E19]+[.F21]*[.F19]+[.G21]*[.G19]" office:value-type="float" office:value="1.34082138724241" calcext:value-type="float">
            <text:p>1.34082138724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749111820361658" calcext:value-type="float">
            <text:p>0.749111820361658</text:p>
          </table:table-cell>
          <table:table-cell table:formula="of:=1/(1+EXP(-[.I22]))" office:value-type="float" office:value="0.79262498582021" calcext:value-type="float">
            <text:p>0.792624985820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45346313690751" calcext:value-type="float">
            <text:p>1.45346313690751</text:p>
          </table:table-cell>
          <table:table-cell table:formula="of:=[.H23]*[.H19]+[.I19]*[.I23]+[.J23]*[.J19]" office:value-type="float" office:value="1.05852499716404" calcext:value-type="float">
            <text:p>1.05852499716404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105308420094" calcext:value-type="float">
            <text:p>0.81053084200940000000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1.09388092482827" calcext:value-type="float">
            <text:p>1.0939</text:p>
          </table:table-cell>
          <table:table-cell table:formula="of:=[.C63]*[.C61]+[.D63]*[.D61]+[.E63]*[.E61]+[.F63]*[.F61]+[.G63]*[.G61]" office:value-type="float" office:value="1.34694046241414" calcext:value-type="float">
            <text:p>1.34694046241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798290250217041" calcext:value-type="float">
            <text:p>0.798290250217041</text:p>
          </table:table-cell>
          <table:table-cell table:formula="of:=TANH([.I64])" office:value-type="float" office:value="0.87332920855638" calcext:value-type="float">
            <text:p>0.873329208556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7466584171128" calcext:value-type="float">
            <text:p>1.07466584171128</text:p>
          </table:table-cell>
          <table:table-cell table:formula="of:=[.H65]*[.H61]+[.I61]*[.I65]+[.J65]*[.J61]" office:value-type="float" office:value="1.59115947101117" calcext:value-type="float">
            <text:p>1.5911594710111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1212617414962" calcext:value-type="float">
            <text:p>0.79121261741496200000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1.18776184965654" calcext:value-type="float">
            <text:p>1.1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766340533867646" calcext:value-type="float">
            <text:p>0.7663405338676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76634053386765" calcext:value-type="float">
            <text:p>0.276634053386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68720824845917" calcext:value-type="float">
            <text:p>0.56872082484591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598104577392142" calcext:value-type="float">
            <text:p>0.598104577392142</text:p>
          </table:table-cell>
          <table:table-cell table:formula="of:=[.J79]*[.J73]+[.K73]*[.K79]" office:value-type="float" office:value="1.21184874236133" calcext:value-type="float">
            <text:p>1.2118487423613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3"/>
          <table:table-cell table:formula="of:=[RNN_feedforward_2nd.H86]" office:value-type="float" office:value="0.469404624141351" calcext:value-type="float">
            <text:p>0.469404624141351</text:p>
          </table:table-cell>
          <table:table-cell table:formula="of:=[RNN_feedforward_2nd.H87]" office:value-type="float" office:value="0.530595375858649" calcext:value-type="float">
            <text:p>0.530595375858649</text:p>
          </table:table-cell>
          <table:table-cell table:number-columns-repeated="5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_ol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table:formula="of:=[RNN_feedforward_2nd.E86]" office:value-type="float" office:value="1.01745633312164" calcext:value-type="float">
            <text:p>1.01745633312164000000</text:p>
          </table:table-cell>
          <table:table-cell table:formula="of:=1/(1+EXP(-[.J10]))" office:value-type="float" office:value="0.685542787653769" calcext:value-type="float">
            <text:p>0.685542787653769</text:p>
          </table:table-cell>
          <table:table-cell table:formula="of:=1/(1+EXP(-[.K10]))" office:value-type="float" office:value="0.742446968014836" calcext:value-type="float">
            <text:p>0.742446968014836</text:p>
          </table:table-cell>
          <table:table-cell table:style-name="ce1" table:formula="of:=[.C86]*[.B86]+[.C87]*[.C88]" office:value-type="float" office:value="1.338812079926" calcext:value-type="float">
            <text:p>1.33881207992600000000</text:p>
          </table:table-cell>
          <table:table-cell table:formula="of:=TANH([.E86])" office:value-type="float" office:value="0.871386628026913" calcext:value-type="float">
            <text:p>0.871386628026913</text:p>
          </table:table-cell>
          <table:table-cell table:formula="of:=[.F86]*[.C89]" office:value-type="float" office:value="0.562238296752035" calcext:value-type="float">
            <text:p>0.562238296752035</text:p>
          </table:table-cell>
          <table:table-cell table:formula="of:=[.G86]/[.G91]" office:value-type="float" office:value="0.453692800787076" calcext:value-type="float">
            <text:p>0.453692800787076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RNN_feedforward_2nd.E87]" office:value-type="float" office:value="0.923955787934675" calcext:value-type="float">
            <text:p>0.923955787934675</text:p>
          </table:table-cell>
          <table:table-cell table:formula="of:=1/(1+EXP(-[.K24]))" office:value-type="float" office:value="0.8105308420094" calcext:value-type="float">
            <text:p>0.8105308420094</text:p>
          </table:table-cell>
          <table:table-cell table:formula="of:=1/(1+EXP(-[.L24]))" office:value-type="float" office:value="0.742408569456823" calcext:value-type="float">
            <text:p>0.742408569456823</text:p>
          </table:table-cell>
          <table:table-cell table:formula="of:=[.B87]*[.D86]+[.D87]*[.D88]" office:value-type="float" office:value="1.3692467644635" calcext:value-type="float">
            <text:p>1.3692467644635</text:p>
          </table:table-cell>
          <table:table-cell table:formula="of:=TANH([.E87])" office:value-type="float" office:value="0.878520417308256" calcext:value-type="float">
            <text:p>0.878520417308256</text:p>
          </table:table-cell>
          <table:table-cell table:formula="of:=[.F87]*[.D89]" office:value-type="float" office:value="0.677010586581914" calcext:value-type="float">
            <text:p>0.677010586581914</text:p>
          </table:table-cell>
          <table:table-cell table:formula="of:=[.G87]/[.G91]" office:value-type="float" office:value="0.546307199212925" calcext:value-type="float">
            <text:p>0.54630719921292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1212617414962" calcext:value-type="float">
            <text:p>0.791212617414962</text:p>
          </table:table-cell>
          <table:table-cell table:formula="of:=TANH([.L66])" office:value-type="float" office:value="0.92032691868245" calcext:value-type="float">
            <text:p>0.9203269186824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222543780728" calcext:value-type="float">
            <text:p>0.645222543780728</text:p>
          </table:table-cell>
          <table:table-cell table:formula="of:=1/(1+EXP(-[.M80]))" office:value-type="float" office:value="0.770625899232077" calcext:value-type="float">
            <text:p>0.77062589923207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23924888333395" calcext:value-type="float">
            <text:p>1.23924888333395</text:p>
          </table:table-cell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table:formula="of:=4.3+4.3+3.3" office:value-type="float" office:value="11.9" calcext:value-type="float">
            <text:p>11.9</text:p>
          </table:table-cell>
          <table:table-cell table:style-name="ce9" office:value-type="float" office:value="11.5" calcext:value-type="float">
            <text:p>11.5</text:p>
          </table:table-cell>
          <table:table-cell table:formula="of:=[.B102]/[.C102]" office:value-type="float" office:value="1.03478260869565" calcext:value-type="float">
            <text:p>1.03478260869565</text:p>
          </table:table-cell>
          <table:table-cell table:number-columns-repeated="9"/>
        </table:table-row>
        <table:table-row table:style-name="ro1">
          <table:table-cell/>
          <table:table-cell table:formula="of:=4.3+3.3"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table:formula="of:=[.B103]/[.C103]" office:value-type="float" office:value="0.8" calcext:value-type="float">
            <text:p>0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 style:data-style-name="N2" text:time-value="09:53:06.242258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10T17:54:04.208331255</dc:date>
    <meta:editing-duration>P4DT4H38M22S</meta:editing-duration>
    <meta:editing-cycles>11</meta:editing-cycles>
    <meta:document-statistic meta:table-count="4" meta:cell-count="628" meta:object-count="0"/>
  </office:meta>
</office:document-meta>
</file>